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5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5pt" style:font-size-asian="25pt" style:font-size-complex="18pt"/>
    </style:style>
    <style:style style:name="P2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style:font-name="Comic Sans MS1" fo:font-size="30pt" style:font-size-asian="30pt" style:font-size-complex="18pt"/>
    </style:style>
    <style:style style:name="T1" style:family="text">
      <style:text-properties style:font-name="Comic Sans MS1" fo:font-size="25pt" style:font-size-asian="25pt" style:font-size-complex="18pt"/>
    </style:style>
    <style:style style:name="T2" style:family="text">
      <style:text-properties style:font-name="Comic Sans MS1" fo:font-size="30pt" style:font-size-asian="3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cm" svg:height="1.369cm" svg:x="1.2cm" svg:y="18.331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4.25cm" svg:y1="18.331cm" svg:x2="4.25cm" svg:y2="14.898cm" draw:start-shape="id1" draw:start-glue-point="0" draw:end-shape="id2" svg:d="m4250 18331v-3433" svg:viewBox="0 0 1 3434">
          <text:p/>
        </draw:connector>
        <draw:line draw:style-name="gr3" draw:text-style-name="P3" draw:layer="layout" svg:x1="1.6cm" svg:y1="2.9cm" svg:x2="28.3cm" svg:y2="2.9cm">
          <text:p/>
        </draw:line>
        <draw:frame draw:style-name="gr4" draw:text-style-name="P4" draw:layer="layout" svg:width="3.258cm" svg:height="1.728cm" svg:x="1.9cm" svg:y="3.3cm">
          <draw:text-box>
            <text:p><text:span text:style-name="T2">C</text:span><text:span text:style-name="T2">言語</text:span></text:p>
          </draw:text-box>
        </draw:frame>
        <draw:frame draw:style-name="gr4" draw:text-style-name="P4" draw:layer="layout" svg:width="3.639cm" svg:height="1.728cm" svg:x="1.7cm" svg:y="0.9cm">
          <draw:text-box>
            <text:p><text:span text:style-name="T2">OCaml</text:span></text:p>
          </draw:text-box>
        </draw:frame>
        <draw:custom-shape draw:style-name="gr1" draw:text-style-name="P2" xml:id="id2" draw:id="id2" draw:layer="layout" svg:width="5.7cm" svg:height="1.369cm" svg:x="1.4cm" svg:y="13.529cm">
          <text:p text:style-name="P1"><text:span text:style-name="T1">caml_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3.4cm" svg:height="1.191cm" svg:x="14.6cm" svg:y="3.4cm">
          <text:p text:style-name="P1"><text:span text:style-name="T1">caml_init_ieee_flo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3.4cm" svg:height="1.189cm" svg:x="14.6cm" svg:y="4.822cm">
          <text:p text:style-name="P1"><text:span text:style-name="T1">caml_init_custom_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13.4cm" svg:height="1.191cm" svg:x="14.6cm" svg:y="7.725cm">
          <text:p text:style-name="P1"><text:span text:style-name="T1">caml_init_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13.4cm" svg:height="1.191cm" svg:x="14.6cm" svg:y="10.699cm">
          <text:p text:style-name="P1"><text:span text:style-name="T1">caml_init_sign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13.4cm" svg:height="1.191cm" svg:x="14.6cm" svg:y="12.178cm">
          <text:p text:style-name="P1"><text:span text:style-name="T1">caml_debugger_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13.4cm" svg:height="1.191cm" svg:x="14.6cm" svg:y="9.192cm">
          <text:p text:style-name="P1"><text:span text:style-name="T1">init_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13.4cm" svg:height="1.19cm" svg:x="14.6cm" svg:y="6.287cm">
          <text:p text:style-name="P1"><text:span text:style-name="T1">parse_camlrun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13.4cm" svg:height="1.368cm" svg:x="14.6cm" svg:y="15.2cm">
          <text:p text:style-name="P1"><text:span text:style-name="T1">caml_search_exe_in_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13.4cm" svg:height="1.19cm" svg:x="14.6cm" svg:y="13.71cm">
          <text:p text:style-name="P2">caml_sys_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13.4cm" svg:height="1.192cm" svg:x="14.6cm" svg:y="16.889cm">
          <text:p text:style-name="P2">sigsetj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13.4cm" svg:height="1.191cm" svg:x="14.6cm" svg:y="18.409cm">
          <text:p text:style-name="P2">caml_start_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1cm" svg:y1="14.213cm" svg:x2="14.6cm" svg:y2="3.995cm" draw:start-shape="id2" draw:start-glue-point="1" draw:end-shape="id3" draw:end-glue-point="3" svg:d="m7100 14213c5626 0 1877-10218 7500-10218" svg:viewBox="0 0 7501 10219">
          <text:p/>
        </draw:connector>
        <draw:connector draw:style-name="gr2" draw:text-style-name="P3" draw:layer="layout" draw:type="curve" svg:x1="7.1cm" svg:y1="14.213cm" svg:x2="14.6cm" svg:y2="5.416cm" draw:start-shape="id2" draw:start-glue-point="1" draw:end-shape="id4" svg:d="m7100 14213c5626 0 1877-8797 7500-8797" svg:viewBox="0 0 7501 8798">
          <text:p/>
        </draw:connector>
        <draw:connector draw:style-name="gr2" draw:text-style-name="P3" draw:layer="layout" draw:type="curve" svg:x1="7.1cm" svg:y1="14.213cm" svg:x2="14.6cm" svg:y2="6.882cm" draw:start-shape="id2" draw:start-glue-point="1" draw:end-shape="id5" draw:end-glue-point="3" svg:d="m7100 14213c5626 0 1877-7331 7500-7331" svg:viewBox="0 0 7501 7332">
          <text:p/>
        </draw:connector>
        <draw:connector draw:style-name="gr2" draw:text-style-name="P3" draw:layer="layout" draw:type="curve" svg:x1="7.1cm" svg:y1="14.213cm" svg:x2="14.6cm" svg:y2="8.32cm" draw:start-shape="id2" draw:start-glue-point="1" draw:end-shape="id6" draw:end-glue-point="3" svg:d="m7100 14213c5626 0 1877-5893 7500-5893" svg:viewBox="0 0 7501 5894">
          <text:p/>
        </draw:connector>
        <draw:connector draw:style-name="gr2" draw:text-style-name="P3" draw:layer="layout" draw:type="curve" svg:x1="7.1cm" svg:y1="14.213cm" svg:x2="14.6cm" svg:y2="9.787cm" draw:start-shape="id2" draw:end-shape="id7" draw:end-glue-point="3" svg:d="m7100 14213c5626 0 1877-4426 7500-4426" svg:viewBox="0 0 7501 4427">
          <text:p/>
        </draw:connector>
        <draw:connector draw:style-name="gr2" draw:text-style-name="P3" draw:layer="layout" draw:type="curve" svg:x1="7.1cm" svg:y1="14.213cm" svg:x2="14.6cm" svg:y2="11.294cm" draw:start-shape="id2" draw:end-shape="id8" draw:end-glue-point="3" svg:d="m7100 14213c5626 0 1877-2919 7500-2919" svg:viewBox="0 0 7501 2920">
          <text:p/>
        </draw:connector>
        <draw:connector draw:style-name="gr2" draw:text-style-name="P3" draw:layer="layout" draw:type="curve" svg:x1="7.1cm" svg:y1="14.213cm" svg:x2="14.6cm" svg:y2="12.773cm" draw:start-shape="id2" draw:start-glue-point="1" draw:end-shape="id9" svg:d="m7100 14213c5626 0 1877-1440 7500-1440" svg:viewBox="0 0 7501 1441">
          <text:p/>
        </draw:connector>
        <draw:connector draw:style-name="gr2" draw:text-style-name="P3" draw:layer="layout" draw:type="curve" svg:x1="7.1cm" svg:y1="14.213cm" svg:x2="14.6cm" svg:y2="14.305cm" draw:start-shape="id2" draw:end-shape="id10" draw:end-glue-point="3" svg:d="m7100 14213c5626 0 1877 92 7500 92" svg:viewBox="0 0 7501 93">
          <text:p/>
        </draw:connector>
        <draw:connector draw:style-name="gr2" draw:text-style-name="P3" draw:layer="layout" draw:type="curve" svg:x1="7.1cm" svg:y1="14.213cm" svg:x2="14.6cm" svg:y2="15.884cm" draw:start-shape="id2" draw:end-shape="id11" draw:end-glue-point="3" svg:d="m7100 14213c5626 0 1877 1671 7500 1671" svg:viewBox="0 0 7501 1672">
          <text:p/>
        </draw:connector>
        <draw:connector draw:style-name="gr2" draw:text-style-name="P3" draw:layer="layout" draw:type="curve" svg:x1="7.1cm" svg:y1="14.213cm" svg:x2="14.6cm" svg:y2="17.485cm" draw:start-shape="id2" draw:start-glue-point="1" draw:end-shape="id12" draw:end-glue-point="3" svg:d="m7100 14213c5626 0 1877 3272 7500 3272" svg:viewBox="0 0 7501 3273">
          <text:p/>
        </draw:connector>
        <draw:connector draw:style-name="gr2" draw:text-style-name="P3" draw:layer="layout" draw:type="curve" svg:x1="7.1cm" svg:y1="14.213cm" svg:x2="14.6cm" svg:y2="19.004cm" draw:start-shape="id2" draw:start-glue-point="1" draw:end-shape="id13" draw:end-glue-point="3" svg:d="m7100 14213c5626 0 1877 4791 7500 4791" svg:viewBox="0 0 7501 4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18:23:30.423675056</dc:date>
    <dc:creator>Okabe Kiwamu</dc:creator>
    <meta:editing-duration>PT23M26S</meta:editing-duration>
    <meta:editing-cycles>47</meta:editing-cycles>
    <meta:generator>LibreOffice/4.1.0.4$Linux_X86_64 LibreOffice_project/410m0$Build-4</meta:generator>
    <meta:document-statistic meta:object-count="28"/>
  </office:meta>
</office:document-meta>
</file>